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paragraph-rsid="0007647e" style:font-weight-asian="normal" style:font-weight-complex="normal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paragraph-rsid="0007647e" style:font-weight-asian="bold" style:font-weight-complex="bold"/>
    </style:style>
    <style:style style:name="P6" style:family="paragraph" style:parent-style-name="Standard">
      <style:text-properties fo:language="ru" fo:country="RU" fo:font-weight="bold" officeooo:paragraph-rsid="0007647e" style:font-weight-asian="bold" style:font-weight-complex="bold"/>
    </style:style>
    <style:style style:name="P7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use-window-font-color="true"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style:use-window-font-color="true" style:font-name="Times New Roman" fo:font-size="12pt" fo:language="ru" fo:country="RU" fo:font-weight="normal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fo:font-size="12pt" fo:language="ru" fo:country="RU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bold" officeooo:paragraph-rsid="0007647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fo:font-size="12pt" fo:language="ru" fo:country="RU" fo:font-weight="normal" officeooo:paragraph-rsid="0007647e" style:font-size-asian="12pt" style:font-weight-asian="normal" style:font-size-complex="12pt" style:font-weight-complex="normal" fo:hyphenate="true" fo:hyphenation-remain-char-count="2" fo:hyphenation-push-char-count="2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paragraph-rsid="0007647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767cm" fo:margin-right="0cm" fo:text-indent="0cm" style:auto-text-indent="false"/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22" style:family="paragraph" style:parent-style-name="Table_20_Heading">
      <style:paragraph-properties fo:text-align="start" style:justify-single-word="false" fo:hyphenation-ladder-count="no-limit"/>
      <style:text-properties fo:color="#dc2300" fo:font-size="12pt" fo:language="ru" fo:country="RU" fo:font-weight="normal" officeooo:paragraph-rsid="0007647e" style:font-size-asian="10.5pt" style:font-weight-asian="normal" style:font-size-complex="12pt" style:font-weight-complex="normal" fo:hyphenate="true" fo:hyphenation-remain-char-count="2" fo:hyphenation-push-char-count="2"/>
    </style:style>
    <style:style style:name="P23" style:family="paragraph" style:parent-style-name="Table_20_Heading">
      <style:paragraph-properties fo:text-align="start" style:justify-single-word="false"/>
      <style:text-properties fo:language="ru" fo:country="RU" fo:font-weight="normal" officeooo:paragraph-rsid="0007647e" style:font-weight-asian="normal" style:font-weight-complex="normal"/>
    </style:style>
    <style:style style:name="P24" style:family="paragraph" style:parent-style-name="Table_20_Heading">
      <style:paragraph-properties fo:text-align="start" style:justify-single-word="false"/>
      <style:text-properties fo:font-size="12pt" fo:language="ru" fo:country="RU" fo:font-weight="normal" officeooo:paragraph-rsid="0007647e" style:font-size-asian="12pt" style:font-weight-asian="normal" style:font-size-complex="12pt" style:font-weight-complex="normal"/>
    </style:style>
    <style:style style:name="P25" style:family="paragraph" style:parent-style-name="Table_20_Heading" style:master-page-name="">
      <style:paragraph-properties fo:text-align="start" style:justify-single-word="false" fo:hyphenation-ladder-count="no-limit" style:page-number="auto"/>
      <style:text-properties fo:language="ru" fo:country="RU" fo:font-weight="normal" officeooo:paragraph-rsid="0007647e" style:font-weight-asian="normal" style:font-weight-complex="normal" fo:hyphenate="true" fo:hyphenation-remain-char-count="2" fo:hyphenation-push-char-count="2"/>
    </style:style>
    <style:style style:name="P26" style:family="paragraph" style:parent-style-name="Standard" style:master-page-name="">
      <style:paragraph-properties fo:text-align="start" style:justify-single-word="false" fo:hyphenation-ladder-count="no-limit" style:page-number="auto"/>
      <style:text-properties fo:font-size="12pt" fo:language="ru" fo:country="RU" fo:font-weight="normal" officeooo:paragraph-rsid="0007647e" style:font-size-asian="12pt" style:font-weight-asian="normal" style:font-size-complex="12pt" style:font-weight-complex="normal" fo:hyphenate="true" fo:hyphenation-remain-char-count="2" fo:hyphenation-push-char-count="2"/>
    </style:style>
    <style:style style:name="P27" style:family="paragraph" style:parent-style-name="Standard" style:list-style-name="L1">
      <style:text-properties style:use-window-font-color="true" fo:font-size="12pt" fo:language="ru" fo:country="RU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use-window-font-color="true" fo:font-size="12pt" fo:language="ru" fo:country="RU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language="ru" fo:country="RU" fo:font-weight="normal" style:font-weight-asian="normal" style:font-weight-complex="normal"/>
    </style:style>
    <style:style style:name="P31" style:family="paragraph" style:parent-style-name="Standard" style:list-style-name="L3">
      <style:text-properties fo:language="ru" fo:country="RU" fo:font-weight="normal" officeooo:paragraph-rsid="0007647e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paragraph-rsid="00093323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paragraph-rsid="000bc367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paragraph-rsid="000c9c5f" style:font-weight-asian="normal" style:font-weight-complex="normal"/>
    </style:style>
    <style:style style:name="P35" style:family="paragraph" style:parent-style-name="Table_20_Heading" style:list-style-name="L4">
      <style:paragraph-properties fo:text-align="start" style:justify-single-word="false"/>
      <style:text-properties fo:font-size="12pt" fo:language="ru" fo:country="RU" fo:font-weight="normal" officeooo:paragraph-rsid="0007647e" style:font-size-asian="12pt" style:font-weight-asian="normal" style:font-size-complex="12pt" style:font-weight-complex="normal"/>
    </style:style>
    <style:style style:name="T1" style:family="text">
      <style:text-properties fo:color="#dc2300" fo:font-size="12pt" style:font-size-asian="10.5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12pt"/>
    </style:style>
    <style:style style:name="T4" style:family="text">
      <style:text-properties officeooo:rsid="0005c157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07647e"/>
    </style:style>
    <style:style style:name="T7" style:family="text">
      <style:text-properties officeooo:rsid="00093323"/>
    </style:style>
    <style:style style:name="T8" style:family="text">
      <style:text-properties officeooo:rsid="00095987"/>
    </style:style>
    <style:style style:name="T9" style:family="text">
      <style:text-properties officeooo:rsid="000bc367"/>
    </style:style>
    <style:style style:name="T10" style:family="text">
      <style:text-properties style:use-window-font-color="true" fo:font-size="12pt" officeooo:rsid="000bc367" style:font-size-asian="10.5pt" style:font-size-complex="12pt"/>
    </style:style>
    <style:style style:name="T11" style:family="text">
      <style:text-properties style:use-window-font-color="true" fo:font-size="12pt" officeooo:rsid="000c9c5f" style:font-size-asian="10.5pt" style:font-size-complex="12pt"/>
    </style:style>
    <style:style style:name="T12" style:family="text">
      <style:text-properties style:use-window-font-color="true" fo:font-size="12pt" officeooo:rsid="000bc367" style:font-size-asian="12pt" style:font-size-complex="12pt"/>
    </style:style>
    <style:style style:name="T13" style:family="text">
      <style:text-properties style:use-window-font-color="true" fo:font-size="12pt" officeooo:rsid="000c9c5f" style:font-size-asian="12pt" style:font-size-complex="12pt"/>
    </style:style>
    <style:style style:name="T14" style:family="text">
      <style:text-properties officeooo:rsid="000c9c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Красным выделены не доработанные блоки.</text:p>
      <text:p text:style-name="P8"/>
      <text:p text:style-name="P8"/>
      <text:p text:style-name="P9">Система управления РПК. </text:p>
      <text:p text:style-name="P9">Приложение 7. Модули. РПК.</text:p>
      <text:p text:style-name="P1"/>
      <text:p text:style-name="P1"/>
      <text:p text:style-name="P4"/>
      <text:p text:style-name="P32"><text:tab/><text:span text:style-name="T7">Модуль содержит конфигурацию всех устройств РПК. </text:span>Модуль хранит информацию о наличии и состояния устройств РПК и постоянно синхронизирует эти состояния с реальными устройствами. Модуль предоставляет доступ к состоянию и к изменению состояний устройств РПК другим модулям через сайт. <text:s/></text:p>
      <text:p text:style-name="P34"><text:tab/>Для устройств РПК модуль <text:span text:style-name="T4">РПК</text:span> является сервером. Устройства РПК передают модулю сообщения об изменении своего состояния (например для затворов - открылся), получают от модуля конфигурацию, передают модулю сообщения для подтверждения своего наличия в сети. <text:span text:style-name="T14">Протокол обмена с устройствами РПК описан в приложении (</text:span><text:span text:style-name="T10">«</text:span><text:span text:style-name="T12">Приложение 7_</text:span><text:span text:style-name="T13">3.</text:span><text:span text:style-name="T12"> Модули. РПК. </text:span><text:span text:style-name="T13">Протокол обмена устройств РПК</text:span><text:span text:style-name="T12">.</text:span><text:span text:style-name="T10">»</text:span><text:span text:style-name="T11">)</text:span></text:p>
      <text:p text:style-name="P33"><text:span text:style-name="T7"><text:tab/></text:span><text:span text:style-name="T8">Каждое устройство представлено на сайте модуля соответствующими ресурсами <text:s/>в корневом каталоге. </text:span><text:span text:style-name="T9">Ресурсы устройств описаны в приложениях (</text:span><text:span text:style-name="T10">«</text:span><text:span text:style-name="T12">Приложение 7_1. Модули. РПК. ПР.</text:span><text:span text:style-name="T10">», «</text:span><text:span text:style-name="T12">Приложение 7_2. Модули. РПК. ПДУ.</text:span><text:span text:style-name="T10">»)</text:span></text:p>
      <text:p text:style-name="P2"/>
      <text:p text:style-name="P2"/>
      <text:p text:style-name="P2"><text:span text:style-name="T2">Сайт</text:span><text:tab/></text:p>
      <text:p text:style-name="P11"/>
      <text:list xml:id="list3105250446601556928" text:style-name="L1">
        <text:list-item>
          <text:p text:style-name="P27">/</text:p>
          <text:p text:style-name="P28"/>
        </text:list-item>
      </text:list>
      <text:p text:style-name="P12"/>
      <text:p text:style-name="P14"><text:tab/><text:tab/><text:span text:style-name="T3">/</text:span></text:p>
      <text:p text:style-name="P13"/>
      <text:p text:style-name="P13"><text:tab/><text:tab/><text:tab/>Тип ресурса: виртуальный</text:p>
      <text:p text:style-name="P13"/>
      <text:p text:style-name="P13"><text:tab/><text:tab/><text:tab/>Запросы: </text:p>
      <text:p text:style-name="P13"><text:tab/><text:tab/><text:tab/><text:tab/></text:p>
      <text:p text:style-name="P13"><text:tab/><text:tab/><text:tab/><text:tab/>GET</text:p>
      <text:p text:style-name="P13"><text:tab/><text:tab/><text:tab/><text:tab/></text:p>
      <text:p text:style-name="P13"><text:tab/><text:tab/><text:tab/>Функциональность:</text:p>
      <text:p text:style-name="P13"><text:tab/><text:tab/><text:tab/></text:p>
      <text:p text:style-name="P13"><text:tab/><text:tab/><text:tab/><text:tab/>Нет</text:p>
      <text:list xml:id="list5727783650695269734" text:style-name="L2">
        <text:list-header>
          <text:p text:style-name="P29"/>
        </text:list-header>
      </text:list>
      <text:p text:style-name="P13"><text:tab/><text:tab/><text:tab/>Ответ:</text:p>
      <text:p text:style-name="P13"/>
      <text:p text:style-name="P13"><text:tab/><text:tab/><text:tab/><text:tab/> Выдается страница РПК.</text:p>
      <text:p text:style-name="P12"/>
      <text:p text:style-name="P12"/>
      <text:p text:style-name="P12"/>
      <text:p text:style-name="P12"/>
      <text:p text:style-name="P19">Параметры запуска</text:p>
      <text:p text:style-name="P21"/>
      <text:p text:style-name="P20"><text:tab/><text:span text:style-name="T1">описание параметров запуска </text:span><text:span text:style-name="T1">пожаротушения</text:span></text:p>
      <text:p text:style-name="P18"/>
      <text:p text:style-name="P7">Файл конфигурации</text:p>
      <text:p text:style-name="P5"><text:tab/></text:p>
      <text:p text:style-name="P5"><text:tab/>Элементы:</text:p>
      <text:p text:style-name="P5"/>
      <text:list xml:id="list6445539601865606849" text:style-name="L3">
        <text:list-item>
          <text:p text:style-name="P31">rfc</text:p>
        </text:list-item>
        <text:list-item>
          <text:p text:style-name="P31"><text:soft-page-break/>pr_list</text:p>
        </text:list-item>
        <text:list-item>
          <text:p text:style-name="P31">pr</text:p>
        </text:list-item>
      </text:list>
      <text:p text:style-name="P6"/>
      <text:p text:style-name="P6"/>
      <text:p text:style-name="P15"><text:tab/><text:tab/>rfc</text:p>
      <text:p text:style-name="P17"/>
      <text:p text:style-name="P23"><text:tab/><text:tab/><text:tab/>Назначение:</text:p>
      <text:p text:style-name="P23"><text:tab/></text:p>
      <text:p text:style-name="P23"><text:tab/><text:tab/><text:tab/><text:tab/><text:span text:style-name="T5">группирует элементы относящиеся к РПК.</text:span></text:p>
      <text:p text:style-name="P24"/>
      <text:p text:style-name="P24"/>
      <text:p text:style-name="P23"><text:tab/><text:tab/><text:tab/>Пример:</text:p>
      <text:p text:style-name="P23"><text:tab/><text:tab/></text:p>
      <text:p text:style-name="P17"><text:tab/><text:tab/><text:tab/><text:tab/>&lt;rfc&gt;<text:tab/></text:p>
      <text:p text:style-name="P23"><text:tab/><text:tab/><text:tab/><text:tab/><text:tab/><text:span text:style-name="T5">&lt;pr_list&gt;<text:tab/></text:span></text:p>
      <text:p text:style-name="P23"><text:tab/><text:tab/><text:tab/><text:tab/><text:tab/><text:tab/>&lt;pr ... /&gt;</text:p>
      <text:p text:style-name="P23"><text:tab/><text:tab/><text:tab/><text:tab/><text:tab/><text:tab/><text:tab/>...</text:p>
      <text:p text:style-name="P23"><text:tab/><text:tab/><text:tab/><text:tab/><text:tab/><text:tab/>&lt;pr ... /&gt;</text:p>
      <text:p text:style-name="P23"><text:tab/><text:tab/><text:tab/><text:tab/><text:tab/><text:span text:style-name="T5">&lt;/pr_list&gt;</text:span></text:p>
      <text:p text:style-name="P23"><text:tab/><text:tab/><text:tab/><text:tab/><text:span text:style-name="T5">&lt;/rfc&gt;<text:tab/></text:span></text:p>
      <text:p text:style-name="P3"/>
      <text:p text:style-name="P15"><text:tab/><text:tab/>pr_list</text:p>
      <text:p text:style-name="P17"/>
      <text:p text:style-name="P23"><text:tab/><text:tab/><text:tab/>Назначение:</text:p>
      <text:p text:style-name="P23"><text:tab/></text:p>
      <text:p text:style-name="P23"><text:tab/><text:tab/><text:tab/><text:tab/><text:span text:style-name="T5">группирует пожарные роботы.</text:span></text:p>
      <text:p text:style-name="P24"/>
      <text:p text:style-name="P24"/>
      <text:p text:style-name="P23"><text:tab/><text:tab/><text:tab/>Пример:</text:p>
      <text:p text:style-name="P23"><text:tab/><text:tab/></text:p>
      <text:p text:style-name="P17"><text:tab/><text:tab/><text:tab/><text:tab/>&lt;pr_list&gt;<text:tab/></text:p>
      <text:p text:style-name="P23"><text:tab/><text:tab/><text:tab/><text:tab/><text:tab/>&lt;pr ... /&gt;</text:p>
      <text:p text:style-name="P23"><text:tab/><text:tab/><text:tab/><text:tab/><text:tab/><text:tab/>...</text:p>
      <text:p text:style-name="P23"><text:tab/><text:tab/><text:tab/><text:tab/><text:tab/>&lt;pr ... /&gt;</text:p>
      <text:p text:style-name="P23"><text:tab/><text:tab/><text:tab/><text:tab/><text:span text:style-name="T5">&lt;/pr_list&gt;<text:tab/></text:span></text:p>
      <text:p text:style-name="P3"/>
      <text:p text:style-name="P3"/>
      <text:p text:style-name="P15"><text:tab/><text:tab/>pr</text:p>
      <text:p text:style-name="P17"/>
      <text:p text:style-name="P23"><text:tab/><text:tab/><text:tab/>Назначение:</text:p>
      <text:p text:style-name="P23"><text:tab/></text:p>
      <text:p text:style-name="P23"><text:tab/><text:tab/><text:tab/><text:tab/><text:span text:style-name="T5">Задает параметры пожарного робота.</text:span></text:p>
      <text:p text:style-name="P24"/>
      <text:p text:style-name="P23"><text:tab/><text:tab/><text:tab/>Атрибуты:</text:p>
      <text:p text:style-name="P23"/>
      <text:list xml:id="list4531032982070300098" text:style-name="L4">
        <text:list-item>
          <text:p text:style-name="P35">number<text:tab/><text:tab/><text:tab/><text:tab/>-<text:tab/>номер ПР (от 1 до <text:span text:style-name="T6">254</text:span>)</text:p>
        </text:list-item>
        <text:list-item>
          <text:p text:style-name="P35">address<text:tab/><text:tab/><text:tab/><text:tab/>-<text:tab/>адрес ПР (от 1 до <text:span text:style-name="T6">254</text:span>)</text:p>
        </text:list-item>
        <text:list-item>
          <text:p text:style-name="P35">magistral_position<text:tab/>-<text:tab/>позиция робота на магистрали управления (от 1 до <text:span text:style-name="T6">254</text:span>)</text:p>
        </text:list-item>
        <text:list-item>
          <text:p text:style-name="P35">position_x<text:tab/><text:tab/><text:tab/>-<text:tab/>позиция по оси x (в метрах)</text:p>
        </text:list-item>
        <text:list-item>
          <text:p text:style-name="P35">position_y<text:tab/><text:tab/><text:tab/>-<text:tab/>позиция по оси y (в метрах)</text:p>
        </text:list-item>
        <text:list-item>
          <text:p text:style-name="P35">position_z<text:tab/><text:tab/><text:tab/>-<text:tab/>позиция по оси z (в метрах)</text:p>
        </text:list-item>
        <text:list-item>
          <text:p text:style-name="P35">zero_axis_azimuth<text:tab/>-<text:tab/>азимут нулевой оси (в градусах)</text:p>
        </text:list-item>
        <text:list-item>
          <text:p text:style-name="P35">zero_axis_height<text:tab/><text:tab/>-<text:tab/>высота нулевой оси (в градусах)</text:p>
        </text:list-item>
        <text:list-item>
          <text:p text:style-name="P35">gate_water<text:tab/><text:tab/><text:tab/>-<text:tab/>наличие затвора для воды (true/false)</text:p>
        </text:list-item>
        <text:list-item>
          <text:p text:style-name="P35">gate_foam<text:tab/><text:tab/><text:tab/>-<text:tab/>наличие затвора для пены (true/false)</text:p>
        </text:list-item>
        <text:list-item>
          <text:p text:style-name="P35"><text:soft-page-break/>scanner<text:tab/><text:tab/><text:tab/><text:tab/>-<text:tab/>наличие сканера (true/false)</text:p>
        </text:list-item>
      </text:list>
      <text:p text:style-name="P24"/>
      <text:p text:style-name="P24"/>
      <text:p text:style-name="P23"><text:tab/><text:tab/><text:tab/>Пример:</text:p>
      <text:p text:style-name="P25"><text:tab/><text:tab/></text:p>
      <text:p text:style-name="P26"><text:tab/><text:tab/><text:tab/><text:tab/>&lt;pr number = «12» </text:p>
      <text:p text:style-name="P16"><text:tab/><text:tab/><text:tab/><text:tab/><text:tab/>address = «26» </text:p>
      <text:p text:style-name="P16"><text:tab/><text:tab/><text:tab/><text:tab/><text:tab/>magistral_position = «45»</text:p>
      <text:p text:style-name="P16"><text:tab/><text:tab/><text:tab/><text:tab/><text:tab/>position_x = «12.35»</text:p>
      <text:p text:style-name="P16"><text:tab/><text:tab/><text:tab/><text:tab/><text:tab/>position_y = «56.0»</text:p>
      <text:p text:style-name="P16"><text:tab/><text:tab/><text:tab/><text:tab/><text:tab/>position_z = «-5.9»</text:p>
      <text:p text:style-name="P16"><text:tab/><text:tab/><text:tab/><text:tab/><text:tab/>zero_axis_azimuth = «275»</text:p>
      <text:p text:style-name="P16"><text:tab/><text:tab/><text:tab/><text:tab/><text:tab/>zero_axis_height = «-95» </text:p>
      <text:p text:style-name="P16"><text:tab/><text:tab/><text:tab/><text:tab/><text:tab/>gate_water = «true»</text:p>
      <text:p text:style-name="P16"><text:tab/><text:tab/><text:tab/><text:tab/><text:tab/>gate_foam = «false»</text:p>
      <text:p text:style-name="P16"><text:tab/><text:tab/><text:tab/><text:tab/><text:tab/>scanner = «false»/&gt;<text:tab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04T14:34:14</dc:date>
    <dc:creator>ilja </dc:creator>
    <meta:editing-duration>PT18H52M32S</meta:editing-duration>
    <meta:editing-cycles>250</meta:editing-cycles>
    <meta:generator>LibreOffice/4.0.1.2$Linux_X86_64 LibreOffice_project/84102822e3d61eb989ddd325abf1ac077904985</meta:generator>
    <meta:printed-by>ilja </meta:printed-by>
    <meta:print-date>2013-03-21T11:20:03</meta:print-date>
    <meta:document-statistic meta:table-count="0" meta:image-count="0" meta:object-count="0" meta:page-count="3" meta:paragraph-count="82" meta:word-count="329" meta:character-count="2378" meta:non-whitespace-character-count="1894"/>
  </office:meta>
</office:document-meta>
</file>